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>
      <style:table-cell-properties fo:background-color="#ffff6d"/>
    </style:style>
    <style:style style:name="ce1" style:family="table-cell" style:parent-style-name="Default" style:data-style-name="N61"/>
    <style:style style:name="ce5" style:family="table-cell" style:parent-style-name="Default">
      <style:table-cell-properties fo:background-color="#bbe33d"/>
    </style:style>
    <style:style style:name="ce6" style:family="table-cell" style:parent-style-name="Default">
      <style:table-cell-properties fo:background-color="#8e86ae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4000"/>
    </style:style>
    <style:style style:name="ce10" style:family="table-cell" style:parent-style-name="Default">
      <style:table-cell-properties fo:background-color="#00a933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5.997cm" svg:height="9.005cm" svg:x="15.198cm" svg:y="51.344cm">
            <draw:object draw:notify-on-update-of-ranges="Foglio1.C2:Foglio1.C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582cm" svg:height="7.646cm" svg:x="26.956cm" svg:y="13.295cm">
            <draw:object draw:notify-on-update-of-ranges="Foglio1.H2:Foglio1.H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default-cell-style-name="ce6"/>
        <table:table-column table:style-name="co1" table:default-cell-style-name="ce7"/>
        <table:table-column table:style-name="co1" table:number-columns-repeated="12" table:default-cell-style-name="Default"/>
        <table:table-row table:style-name="ro1">
          <table:table-cell table:style-name="ce3" office:value-type="string" calcext:value-type="string">
            <text:p>Iniz Tempo Arr</text:p>
          </table:table-cell>
          <table:table-cell table:style-name="ce3" office:value-type="string" calcext:value-type="string">
            <text:p>Fine Tempo arr</text:p>
          </table:table-cell>
          <table:table-cell table:style-name="ce3" office:value-type="string" calcext:value-type="string">
            <text:p>Num arrivi</text:p>
          </table:table-cell>
          <table:table-cell/>
          <table:table-cell office:value-type="string" calcext:value-type="string">
            <text:p>Validazione</text:p>
          </table:table-cell>
          <table:table-cell/>
          <table:table-cell table:style-name="ce8" office:value-type="string" calcext:value-type="string">
            <text:p>classe</text:p>
          </table:table-cell>
          <table:table-cell table:style-name="ce8" office:value-type="string" calcext:value-type="string">
            <text:p>fi</text:p>
          </table:table-cell>
          <table:table-cell table:style-name="ce8" office:value-type="string" calcext:value-type="string">
            <text:p>Totale</text:p>
          </table:table-cell>
          <table:table-cell table:style-name="ce8" office:value-type="string" calcext:value-type="string">
            <text:p>ris</text:p>
          </table:table-cell>
          <table:table-cell table:style-name="ce8" office:value-type="string" calcext:value-type="string">
            <text:p>pi</text:p>
          </table:table-cell>
          <table:table-cell table:style-name="ce8" office:value-type="string" calcext:value-type="string">
            <text:p>Fi</text:p>
          </table:table-cell>
          <table:table-cell table:style-name="ce8" office:value-type="string" calcext:value-type="string">
            <text:p>Fi raggruppata</text:p>
          </table:table-cell>
          <table:table-cell table:style-name="ce8" office:value-type="string" calcext:value-type="string">
            <text:p>fi raggruppata</text:p>
          </table:table-cell>
          <table:table-cell table:style-name="ce8" office:value-type="string" calcext:value-type="string">
            <text:p>Gi</text:p>
          </table:table-cell>
          <table:table-cell table:number-columns-repeated="3"/>
        </table:table-row>
        <table:table-row table:style-name="ro1">
          <table:table-cell office:value-type="time" office:time-value="PT16H00M00S" calcext:value-type="time">
            <text:p>16:00:00</text:p>
          </table:table-cell>
          <table:table-cell office:value-type="time" office:time-value="PT16H15M00S" calcext:value-type="time">
            <text:p>16:15: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C2]" office:value-type="float" office:value="0" calcext:value-type="float">
            <text:p>0</text:p>
          </table:table-cell>
          <table:table-cell table:formula="of:=[.H2]*[.G2]" office:value-type="float" office:value="0" calcext:value-type="float">
            <text:p>0</text:p>
          </table:table-cell>
          <table:table-cell table:formula="of:= (([.G2]-[.$F$29])^2)*[.H2]" office:value-type="float" office:value="0" calcext:value-type="float">
            <text:p>0</text:p>
          </table:table-cell>
          <table:table-cell table:formula="of:=(EXP(-[.$F$33])*[.$F$33]^[.G2])/(FACT([.G2]))" office:value-type="float" office:value="0.000564322276474447" calcext:value-type="float">
            <text:p>0,000564322276474447</text:p>
          </table:table-cell>
          <table:table-cell table:formula="of:=[.$H$26]*[.K2]" office:value-type="float" office:value="0.0496603603297513" calcext:value-type="float">
            <text:p>0,0496603603297513</text:p>
          </table:table-cell>
          <table:table-cell table:formula="of:=SUM([.L2:.L5])" office:value-type="float" office:value="5.27405483853427" calcext:value-type="float">
            <text:p>5,27405483853427</text:p>
          </table:table-cell>
          <table:table-cell table:formula="of:=SUM([.H2:.H5])" office:value-type="float" office:value="6" calcext:value-type="float">
            <text:p>6</text:p>
          </table:table-cell>
          <table:table-cell table:formula="of:=(([.N2]-[.M2])^2)/[.M2]" office:value-type="float" office:value="0.0999224303860239" calcext:value-type="float">
            <text:p>0,0999224303860239</text:p>
          </table:table-cell>
          <table:table-cell table:number-columns-repeated="3"/>
        </table:table-row>
        <table:table-row table:style-name="ro1">
          <table:table-cell office:value-type="time" office:time-value="PT16H15M00S" calcext:value-type="time">
            <text:p>16:15:00</text:p>
          </table:table-cell>
          <table:table-cell office:value-type="time" office:time-value="PT16H30M00S" calcext:value-type="time">
            <text:p>16:30:0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C3]" office:value-type="float" office:value="2" calcext:value-type="float">
            <text:p>2</text:p>
          </table:table-cell>
          <table:table-cell table:formula="of:=[.H3]*[.G3]" office:value-type="float" office:value="2" calcext:value-type="float">
            <text:p>2</text:p>
          </table:table-cell>
          <table:table-cell table:formula="of:= (([.G3]-[.$F$29])^2)*[.H3]" office:value-type="float" office:value="84.2048037190082" calcext:value-type="float">
            <text:p>84,2048037190082</text:p>
          </table:table-cell>
          <table:table-cell table:formula="of:=(EXP(-[.$F$33])*[.$F$33]^[.G3])/(FACT([.G3]))" office:value-type="float" office:value="0.00422106576339938" calcext:value-type="float">
            <text:p>0,00422106576339938</text:p>
          </table:table-cell>
          <table:table-cell table:formula="of:=[.$H$26]*[.K3]" office:value-type="float" office:value="0.371453787179146" calcext:value-type="float">
            <text:p>0,371453787179146</text:p>
          </table:table-cell>
          <table:table-cell table:formula="of:=[.L6]" office:value-type="float" office:value="6.4770659837281" calcext:value-type="float">
            <text:p>6,4770659837281</text:p>
          </table:table-cell>
          <table:table-cell table:formula="of:=[.H6]" office:value-type="float" office:value="6" calcext:value-type="float">
            <text:p>6</text:p>
          </table:table-cell>
          <table:table-cell table:formula="of:=(([.N3]-[.M3])^2)/[.M3]" office:value-type="float" office:value="0.0351381247932665" calcext:value-type="float">
            <text:p>0,0351381247932665</text:p>
          </table:table-cell>
          <table:table-cell table:number-columns-repeated="3"/>
        </table:table-row>
        <table:table-row table:style-name="ro1">
          <table:table-cell office:value-type="time" office:time-value="PT16H30M00S" calcext:value-type="time">
            <text:p>16:30:00</text:p>
          </table:table-cell>
          <table:table-cell office:value-type="time" office:time-value="PT16H45M00S" calcext:value-type="time">
            <text:p>16:45: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C4]" office:value-type="float" office:value="1" calcext:value-type="float">
            <text:p>1</text:p>
          </table:table-cell>
          <table:table-cell table:formula="of:=[.H4]*[.G4]" office:value-type="float" office:value="2" calcext:value-type="float">
            <text:p>2</text:p>
          </table:table-cell>
          <table:table-cell table:formula="of:= (([.G4]-[.$F$29])^2)*[.H4]" office:value-type="float" office:value="30.1251291322314" calcext:value-type="float">
            <text:p>30,1251291322314</text:p>
          </table:table-cell>
          <table:table-cell table:formula="of:=(EXP(-[.$F$33])*[.$F$33]^[.G4])/(FACT([.G4]))" office:value-type="float" office:value="0.0157865433651273" calcext:value-type="float">
            <text:p>0,0157865433651273</text:p>
          </table:table-cell>
          <table:table-cell table:formula="of:=[.$H$26]*[.K4]" office:value-type="float" office:value="1.3892158161312" calcext:value-type="float">
            <text:p>1,3892158161312</text:p>
          </table:table-cell>
          <table:table-cell table:formula="of:=[.L7]" office:value-type="float" office:value="9.68954181358864" calcext:value-type="float">
            <text:p>9,68954181358864</text:p>
          </table:table-cell>
          <table:table-cell table:formula="of:=[.H7]" office:value-type="float" office:value="8" calcext:value-type="float">
            <text:p>8</text:p>
          </table:table-cell>
          <table:table-cell table:formula="of:=(([.N4]-[.M4])^2)/[.M4]" office:value-type="float" office:value="0.294601292277944" calcext:value-type="float">
            <text:p>0,294601292277944</text:p>
          </table:table-cell>
          <table:table-cell table:number-columns-repeated="3"/>
        </table:table-row>
        <table:table-row table:style-name="ro1">
          <table:table-cell office:value-type="time" office:time-value="PT16H45M00S" calcext:value-type="time">
            <text:p>16:45:00</text:p>
          </table:table-cell>
          <table:table-cell office:value-type="time" office:time-value="PT17H00M00S" calcext:value-type="time">
            <text:p>17:00:0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C5]" office:value-type="float" office:value="3" calcext:value-type="float">
            <text:p>3</text:p>
          </table:table-cell>
          <table:table-cell table:formula="of:=[.H5]*[.G5]" office:value-type="float" office:value="9" calcext:value-type="float">
            <text:p>9</text:p>
          </table:table-cell>
          <table:table-cell table:formula="of:= (([.G5]-[.$F$29])^2)*[.H5]" office:value-type="float" office:value="60.4435692148759" calcext:value-type="float">
            <text:p>60,4435692148759</text:p>
          </table:table-cell>
          <table:table-cell table:formula="of:=(EXP(-[.$F$33])*[.$F$33]^[.G5])/(FACT([.G5]))" office:value-type="float" office:value="0.0393605099419792" calcext:value-type="float">
            <text:p>0,0393605099419792</text:p>
          </table:table-cell>
          <table:table-cell table:formula="of:=[.$H$26]*[.K5]" office:value-type="float" office:value="3.46372487489417" calcext:value-type="float">
            <text:p>3,46372487489417</text:p>
          </table:table-cell>
          <table:table-cell table:formula="of:=[.L8]" office:value-type="float" office:value="12.0794431708674" calcext:value-type="float">
            <text:p>12,0794431708674</text:p>
          </table:table-cell>
          <table:table-cell table:formula="of:=[.H8]" office:value-type="float" office:value="11" calcext:value-type="float">
            <text:p>11</text:p>
          </table:table-cell>
          <table:table-cell table:formula="of:=(([.N5]-[.M5])^2)/[.M5]" office:value-type="float" office:value="0.0964611979749623" calcext:value-type="float">
            <text:p>0,0964611979749623</text:p>
          </table:table-cell>
          <table:table-cell table:number-columns-repeated="3"/>
        </table:table-row>
        <table:table-row table:style-name="ro1">
          <table:table-cell office:value-type="time" office:time-value="PT17H00M00S" calcext:value-type="time">
            <text:p>17:00:00</text:p>
          </table:table-cell>
          <table:table-cell office:value-type="time" office:time-value="PT17H15M00S" calcext:value-type="time">
            <text:p>17:15:0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C6]" office:value-type="float" office:value="6" calcext:value-type="float">
            <text:p>6</text:p>
          </table:table-cell>
          <table:table-cell table:formula="of:=[.H6]*[.G6]" office:value-type="float" office:value="24" calcext:value-type="float">
            <text:p>24</text:p>
          </table:table-cell>
          <table:table-cell table:formula="of:= (([.G6]-[.$F$29])^2)*[.H6]" office:value-type="float" office:value="73.0235020661155" calcext:value-type="float">
            <text:p>73,0235020661155</text:p>
          </table:table-cell>
          <table:table-cell table:formula="of:=(EXP(-[.$F$33])*[.$F$33]^[.G6])/(FACT([.G6]))" office:value-type="float" office:value="0.0736030225423648" calcext:value-type="float">
            <text:p>0,0736030225423648</text:p>
          </table:table-cell>
          <table:table-cell table:formula="of:=[.$H$26]*[.K6]" office:value-type="float" office:value="6.4770659837281" calcext:value-type="float">
            <text:p>6,4770659837281</text:p>
          </table:table-cell>
          <table:table-cell table:formula="of:=[.L9]" office:value-type="float" office:value="12.9075494966207" calcext:value-type="float">
            <text:p>12,9075494966207</text:p>
          </table:table-cell>
          <table:table-cell table:formula="of:=[.H9]" office:value-type="float" office:value="14" calcext:value-type="float">
            <text:p>14</text:p>
          </table:table-cell>
          <table:table-cell table:formula="of:=(([.N6]-[.M6])^2)/[.M6]" office:value-type="float" office:value="0.0924612454630706" calcext:value-type="float">
            <text:p>0,0924612454630706</text:p>
          </table:table-cell>
          <table:table-cell table:number-columns-repeated="3"/>
        </table:table-row>
        <table:table-row table:style-name="ro1">
          <table:table-cell office:value-type="time" office:time-value="PT17H15M00S" calcext:value-type="time">
            <text:p>17:15:00</text:p>
          </table:table-cell>
          <table:table-cell office:value-type="time" office:time-value="PT17H30M00S" calcext:value-type="time">
            <text:p>17:30: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C7]" office:value-type="float" office:value="8" calcext:value-type="float">
            <text:p>8</text:p>
          </table:table-cell>
          <table:table-cell table:formula="of:=[.H7]*[.G7]" office:value-type="float" office:value="40" calcext:value-type="float">
            <text:p>40</text:p>
          </table:table-cell>
          <table:table-cell table:formula="of:= (([.G7]-[.$F$29])^2)*[.H7]" office:value-type="float" office:value="49.5464876033056" calcext:value-type="float">
            <text:p>49,5464876033056</text:p>
          </table:table-cell>
          <table:table-cell table:formula="of:=(EXP(-[.$F$33])*[.$F$33]^[.G7])/(FACT([.G7]))" office:value-type="float" office:value="0.110108429699871" calcext:value-type="float">
            <text:p>0,110108429699871</text:p>
          </table:table-cell>
          <table:table-cell table:formula="of:=[.$H$26]*[.K7]" office:value-type="float" office:value="9.68954181358864" calcext:value-type="float">
            <text:p>9,68954181358864</text:p>
          </table:table-cell>
          <table:table-cell table:formula="of:=[.L10]" office:value-type="float" office:value="12.0683733260429" calcext:value-type="float">
            <text:p>12,0683733260429</text:p>
          </table:table-cell>
          <table:table-cell table:formula="of:=[.H10]" office:value-type="float" office:value="12" calcext:value-type="float">
            <text:p>12</text:p>
          </table:table-cell>
          <table:table-cell table:formula="of:=(([.N7]-[.M7])^2)/[.M7]" office:value-type="float" office:value="0.000387368834877368" calcext:value-type="float">
            <text:p>0,000387368834877368</text:p>
          </table:table-cell>
          <table:table-cell table:number-columns-repeated="3"/>
        </table:table-row>
        <table:table-row table:style-name="ro1">
          <table:table-cell office:value-type="time" office:time-value="PT17H30M00S" calcext:value-type="time">
            <text:p>17:30:00</text:p>
          </table:table-cell>
          <table:table-cell office:value-type="time" office:time-value="PT17H45M00S" calcext:value-type="time">
            <text:p>17:45: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[.C8]" office:value-type="float" office:value="11" calcext:value-type="float">
            <text:p>11</text:p>
          </table:table-cell>
          <table:table-cell table:formula="of:=[.H8]*[.G8]" office:value-type="float" office:value="66" calcext:value-type="float">
            <text:p>66</text:p>
          </table:table-cell>
          <table:table-cell table:formula="of:= (([.G8]-[.$F$29])^2)*[.H8]" office:value-type="float" office:value="24.3764204545453" calcext:value-type="float">
            <text:p>24,3764204545453</text:p>
          </table:table-cell>
          <table:table-cell table:formula="of:=(EXP(-[.$F$33])*[.$F$33]^[.G8])/(FACT([.G8]))" office:value-type="float" office:value="0.137266399668948" calcext:value-type="float">
            <text:p>0,137266399668948</text:p>
          </table:table-cell>
          <table:table-cell table:formula="of:=[.$H$26]*[.K8]" office:value-type="float" office:value="12.0794431708674" calcext:value-type="float">
            <text:p>12,0794431708674</text:p>
          </table:table-cell>
          <table:table-cell table:formula="of:=[.L11]" office:value-type="float" office:value="10.0300050343837" calcext:value-type="float">
            <text:p>10,0300050343837</text:p>
          </table:table-cell>
          <table:table-cell table:formula="of:=[.H11]" office:value-type="float" office:value="11" calcext:value-type="float">
            <text:p>11</text:p>
          </table:table-cell>
          <table:table-cell table:formula="of:=(([.N8]-[.M8])^2)/[.M8]" office:value-type="float" office:value="0.0938075534454374" calcext:value-type="float">
            <text:p>0,0938075534454374</text:p>
          </table:table-cell>
          <table:table-cell table:number-columns-repeated="3"/>
        </table:table-row>
        <table:table-row table:style-name="ro1">
          <table:table-cell office:value-type="time" office:time-value="PT17H45M00S" calcext:value-type="time">
            <text:p>17:45:00</text:p>
          </table:table-cell>
          <table:table-cell office:value-type="time" office:time-value="PT18H00M00S" calcext:value-type="time">
            <text:p>18:00:0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C9]" office:value-type="float" office:value="14" calcext:value-type="float">
            <text:p>14</text:p>
          </table:table-cell>
          <table:table-cell table:formula="of:=[.H9]*[.G9]" office:value-type="float" office:value="98" calcext:value-type="float">
            <text:p>98</text:p>
          </table:table-cell>
          <table:table-cell table:formula="of:= (([.G9]-[.$F$29])^2)*[.H9]" office:value-type="float" office:value="3.34271694214871" calcext:value-type="float">
            <text:p>3,34271694214871</text:p>
          </table:table-cell>
          <table:table-cell table:formula="of:=(EXP(-[.$F$33])*[.$F$33]^[.G9])/(FACT([.G9]))" office:value-type="float" office:value="0.146676698825235" calcext:value-type="float">
            <text:p>0,146676698825235</text:p>
          </table:table-cell>
          <table:table-cell table:formula="of:=[.$H$26]*[.K9]" office:value-type="float" office:value="12.9075494966207" calcext:value-type="float">
            <text:p>12,9075494966207</text:p>
          </table:table-cell>
          <table:table-cell table:formula="of:=[.L12]" office:value-type="float" office:value="7.50232847830482" calcext:value-type="float">
            <text:p>7,50232847830482</text:p>
          </table:table-cell>
          <table:table-cell table:formula="of:=[.H12]" office:value-type="float" office:value="8" calcext:value-type="float">
            <text:p>8</text:p>
          </table:table-cell>
          <table:table-cell table:formula="of:=(([.N9]-[.M9])^2)/[.M9]" office:value-type="float" office:value="0.0330133430204538" calcext:value-type="float">
            <text:p>0,0330133430204538</text:p>
          </table:table-cell>
          <table:table-cell table:number-columns-repeated="3"/>
        </table:table-row>
        <table:table-row table:style-name="ro1">
          <table:table-cell office:value-type="time" office:time-value="PT18H00M00S" calcext:value-type="time">
            <text:p>18:00:00</text:p>
          </table:table-cell>
          <table:table-cell office:value-type="time" office:time-value="PT18H15M00S" calcext:value-type="time">
            <text:p>18:15:0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C10]" office:value-type="float" office:value="12" calcext:value-type="float">
            <text:p>12</text:p>
          </table:table-cell>
          <table:table-cell table:formula="of:=[.H10]*[.G10]" office:value-type="float" office:value="96" calcext:value-type="float">
            <text:p>96</text:p>
          </table:table-cell>
          <table:table-cell table:formula="of:= (([.G10]-[.$F$29])^2)*[.H10]" office:value-type="float" office:value="3.13791322314054" calcext:value-type="float">
            <text:p>3,13791322314054</text:p>
          </table:table-cell>
          <table:table-cell table:formula="of:=(EXP(-[.$F$33])*[.$F$33]^[.G10])/(FACT([.G10]))" office:value-type="float" office:value="0.137140605977761" calcext:value-type="float">
            <text:p>0,137140605977761</text:p>
          </table:table-cell>
          <table:table-cell table:formula="of:=[.$H$26]*[.K10]" office:value-type="float" office:value="12.0683733260429" calcext:value-type="float">
            <text:p>12,0683733260429</text:p>
          </table:table-cell>
          <table:table-cell table:formula="of:=[.L13]" office:value-type="float" office:value="5.1015049710103" calcext:value-type="float">
            <text:p>5,1015049710103</text:p>
          </table:table-cell>
          <table:table-cell table:formula="of:=[.H13]" office:value-type="float" office:value="5" calcext:value-type="float">
            <text:p>5</text:p>
          </table:table-cell>
          <table:table-cell table:formula="of:=(([.N10]-[.M10])^2)/[.M10]" office:value-type="float" office:value="0.00201965090661503" calcext:value-type="float">
            <text:p>0,00201965090661503</text:p>
          </table:table-cell>
          <table:table-cell table:number-columns-repeated="3"/>
        </table:table-row>
        <table:table-row table:style-name="ro1">
          <table:table-cell office:value-type="time" office:time-value="PT18H15M00S" calcext:value-type="time">
            <text:p>18:15:00</text:p>
          </table:table-cell>
          <table:table-cell office:value-type="time" office:time-value="PT18H30M00S" calcext:value-type="time">
            <text:p>18:30: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C11]" office:value-type="float" office:value="11" calcext:value-type="float">
            <text:p>11</text:p>
          </table:table-cell>
          <table:table-cell table:formula="of:=[.H11]*[.G11]" office:value-type="float" office:value="99" calcext:value-type="float">
            <text:p>99</text:p>
          </table:table-cell>
          <table:table-cell table:formula="of:= (([.G11]-[.$F$29])^2)*[.H11]" office:value-type="float" office:value="25.1264204545456" calcext:value-type="float">
            <text:p>25,1264204545456</text:p>
          </table:table-cell>
          <table:table-cell table:formula="of:=(EXP(-[.$F$33])*[.$F$33]^[.G11])/(FACT([.G11]))" office:value-type="float" office:value="0.113977329936178" calcext:value-type="float">
            <text:p>0,113977329936178</text:p>
          </table:table-cell>
          <table:table-cell table:formula="of:=[.$H$26]*[.K11]" office:value-type="float" office:value="10.0300050343837" calcext:value-type="float">
            <text:p>10,0300050343837</text:p>
          </table:table-cell>
          <table:table-cell table:formula="of:=SUM([.L14:.L17])" office:value-type="float" office:value="6.47450580527654" calcext:value-type="float">
            <text:p>6,47450580527654</text:p>
          </table:table-cell>
          <table:table-cell table:formula="of:=SUM([.H14:.H17])" office:value-type="float" office:value="7" calcext:value-type="float">
            <text:p>7</text:p>
          </table:table-cell>
          <table:table-cell table:formula="of:=(([.N11]-[.M11])^2)/[.M11]" office:value-type="float" office:value="0.0426510002451475" calcext:value-type="float">
            <text:p>0,0426510002451475</text:p>
          </table:table-cell>
          <table:table-cell table:number-columns-repeated="3"/>
        </table:table-row>
        <table:table-row table:style-name="ro1">
          <table:table-cell office:value-type="time" office:time-value="PT18H30M00S" calcext:value-type="time">
            <text:p>18:30:00</text:p>
          </table:table-cell>
          <table:table-cell office:value-type="time" office:time-value="PT18H45M00S" calcext:value-type="time">
            <text:p>18:45: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C12]" office:value-type="float" office:value="8" calcext:value-type="float">
            <text:p>8</text:p>
          </table:table-cell>
          <table:table-cell table:formula="of:=[.H12]*[.G12]" office:value-type="float" office:value="80" calcext:value-type="float">
            <text:p>80</text:p>
          </table:table-cell>
          <table:table-cell table:formula="of:= (([.G12]-[.$F$29])^2)*[.H12]" office:value-type="float" office:value="50.4555785123969" calcext:value-type="float">
            <text:p>50,4555785123969</text:p>
          </table:table-cell>
          <table:table-cell table:formula="of:=(EXP(-[.$F$33])*[.$F$33]^[.G12])/(FACT([.G12]))" office:value-type="float" office:value="0.0852537327080093" calcext:value-type="float">
            <text:p>0,0852537327080093</text:p>
          </table:table-cell>
          <table:table-cell table:formula="of:=[.$H$26]*[.K12]" office:value-type="float" office:value="7.50232847830482" calcext:value-type="float">
            <text:p>7,50232847830482</text:p>
          </table:table-cell>
          <table:table-cell table:number-columns-repeated="6"/>
        </table:table-row>
        <table:table-row table:style-name="ro1">
          <table:table-cell office:value-type="time" office:time-value="PT18H45M00S" calcext:value-type="time">
            <text:p>18:45:00</text:p>
          </table:table-cell>
          <table:table-cell office:value-type="time" office:time-value="PT19H00M00S" calcext:value-type="time">
            <text:p>19:00:0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[.C13]" office:value-type="float" office:value="5" calcext:value-type="float">
            <text:p>5</text:p>
          </table:table-cell>
          <table:table-cell table:formula="of:=[.H13]*[.G13]" office:value-type="float" office:value="55" calcext:value-type="float">
            <text:p>55</text:p>
          </table:table-cell>
          <table:table-cell table:formula="of:= (([.G13]-[.$F$29])^2)*[.H13]" office:value-type="float" office:value="61.6483729338844" calcext:value-type="float">
            <text:p>61,6483729338844</text:p>
          </table:table-cell>
          <table:table-cell table:formula="of:=(EXP(-[.$F$33])*[.$F$33]^[.G13])/(FACT([.G13]))" office:value-type="float" office:value="0.0579716473978443" calcext:value-type="float">
            <text:p>0,0579716473978443</text:p>
          </table:table-cell>
          <table:table-cell table:formula="of:=[.$H$26]*[.K13]" office:value-type="float" office:value="5.1015049710103" calcext:value-type="float">
            <text:p>5,1015049710103</text:p>
          </table:table-cell>
          <table:table-cell table:number-columns-repeated="6"/>
        </table:table-row>
        <table:table-row table:style-name="ro1">
          <table:table-cell office:value-type="time" office:time-value="PT19H00M00S" calcext:value-type="time">
            <text:p>19:00:00</text:p>
          </table:table-cell>
          <table:table-cell office:value-type="time" office:time-value="PT19H15M00S" calcext:value-type="time">
            <text:p>19:15:0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C14]" office:value-type="float" office:value="4" calcext:value-type="float">
            <text:p>4</text:p>
          </table:table-cell>
          <table:table-cell table:formula="of:=[.H14]*[.G14]" office:value-type="float" office:value="48" calcext:value-type="float">
            <text:p>48</text:p>
          </table:table-cell>
          <table:table-cell table:formula="of:= (([.G14]-[.$F$29])^2)*[.H14]" office:value-type="float" office:value="81.4096074380167" calcext:value-type="float">
            <text:p>81,4096074380167</text:p>
          </table:table-cell>
          <table:table-cell table:formula="of:=(EXP(-[.$F$33])*[.$F$33]^[.G14])/(FACT([.G14]))" office:value-type="float" office:value="0.036135104927344" calcext:value-type="float">
            <text:p>0,036135104927344</text:p>
          </table:table-cell>
          <table:table-cell table:formula="of:=[.$H$26]*[.K14]" office:value-type="float" office:value="3.17988923360628" calcext:value-type="float">
            <text:p>3,17988923360628</text:p>
          </table:table-cell>
          <table:table-cell table:number-columns-repeated="6"/>
        </table:table-row>
        <table:table-row table:style-name="ro1">
          <table:table-cell office:value-type="time" office:time-value="PT19H15M00S" calcext:value-type="time">
            <text:p>19:15:00</text:p>
          </table:table-cell>
          <table:table-cell office:value-type="time" office:time-value="PT19H30M00S" calcext:value-type="time">
            <text:p>19:30:0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C15]" office:value-type="float" office:value="2" calcext:value-type="float">
            <text:p>2</text:p>
          </table:table-cell>
          <table:table-cell table:formula="of:=[.H15]*[.G15]" office:value-type="float" office:value="26" calcext:value-type="float">
            <text:p>26</text:p>
          </table:table-cell>
          <table:table-cell table:formula="of:= (([.G15]-[.$F$29])^2)*[.H15]" office:value-type="float" office:value="60.7502582644629" calcext:value-type="float">
            <text:p>60,7502582644629</text:p>
          </table:table-cell>
          <table:table-cell table:formula="of:=(EXP(-[.$F$33])*[.$F$33]^[.G15])/(FACT([.G15]))" office:value-type="float" office:value="0.0207912639535536" calcext:value-type="float">
            <text:p>0,0207912639535536</text:p>
          </table:table-cell>
          <table:table-cell table:formula="of:=[.$H$26]*[.K15]" office:value-type="float" office:value="1.82963122791272" calcext:value-type="float">
            <text:p>1,82963122791272</text:p>
          </table:table-cell>
          <table:table-cell table:number-columns-repeated="6"/>
        </table:table-row>
        <table:table-row table:style-name="ro1">
          <table:table-cell office:value-type="time" office:time-value="PT19H30M00S" calcext:value-type="time">
            <text:p>19:30:00</text:p>
          </table:table-cell>
          <table:table-cell office:value-type="time" office:time-value="PT19H45M00S" calcext:value-type="time">
            <text:p>19:45: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C16]" office:value-type="float" office:value="1" calcext:value-type="float">
            <text:p>1</text:p>
          </table:table-cell>
          <table:table-cell table:formula="of:=[.H16]*[.G16]" office:value-type="float" office:value="14" calcext:value-type="float">
            <text:p>14</text:p>
          </table:table-cell>
          <table:table-cell table:formula="of:= (([.G16]-[.$F$29])^2)*[.H16]" office:value-type="float" office:value="42.3978564049587" calcext:value-type="float">
            <text:p>42,3978564049587</text:p>
          </table:table-cell>
          <table:table-cell table:formula="of:=(EXP(-[.$F$33])*[.$F$33]^[.G16])/(FACT([.G16]))" office:value-type="float" office:value="0.0111083046122947" calcext:value-type="float">
            <text:p>0,0111083046122947</text:p>
          </table:table-cell>
          <table:table-cell table:formula="of:=[.$H$26]*[.K16]" office:value-type="float" office:value="0.977530805881937" calcext:value-type="float">
            <text:p>0,977530805881937</text:p>
          </table:table-cell>
          <table:table-cell table:number-columns-repeated="6"/>
        </table:table-row>
        <table:table-row table:style-name="ro1">
          <table:table-cell office:value-type="time" office:time-value="PT19H45M00S" calcext:value-type="time">
            <text:p>19:45:00</text:p>
          </table:table-cell>
          <table:table-cell office:value-type="time" office:time-value="PT20H00M00S" calcext:value-type="time">
            <text:p>20:00: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C17]" office:value-type="float" office:value="0" calcext:value-type="float">
            <text:p>0</text:p>
          </table:table-cell>
          <table:table-cell table:formula="of:=[.H17]*[.G17]" office:value-type="float" office:value="0" calcext:value-type="float">
            <text:p>0</text:p>
          </table:table-cell>
          <table:table-cell table:formula="of:= (([.G17]-[.$F$29])^2)*[.H17]" office:value-type="float" office:value="0" calcext:value-type="float">
            <text:p>0</text:p>
          </table:table-cell>
          <table:table-cell table:formula="of:=(EXP(-[.$F$33])*[.$F$33]^[.G17])/(FACT([.G17]))" office:value-type="float" office:value="0.00553925611222283" calcext:value-type="float">
            <text:p>0,00553925611222283</text:p>
          </table:table-cell>
          <table:table-cell table:formula="of:=[.$H$26]*[.K17]" office:value-type="float" office:value="0.487454537875609" calcext:value-type="float">
            <text:p>0,487454537875609</text:p>
          </table:table-cell>
          <table:table-cell table:number-columns-repeated="6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13"/>
          <table:table-cell table:style-name="ce9" office:value-type="string" calcext:value-type="string">
            <text:p>V</text:p>
          </table:table-cell>
          <table:table-cell table:style-name="ce9" table:formula="of:=COUNT([.N2:.N11]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Tot osservazioni</text:p>
          </table:table-cell>
          <table:table-cell table:style-name="ce5"/>
          <table:table-cell table:style-name="ce5" office:value-type="string" calcext:value-type="string">
            <text:p>Tot arrivi</text:p>
          </table:table-cell>
          <table:table-cell/>
          <table:table-cell table:style-name="ce7"/>
          <table:table-cell table:style-name="ce5" office:value-type="string" calcext:value-type="string">
            <text:p>Somme</text:p>
          </table:table-cell>
          <table:table-cell table:style-name="ce5"/>
          <table:table-cell table:style-name="ce5" table:formula="of:= SUM([.H2:.H25])" office:value-type="float" office:value="88" calcext:value-type="float">
            <text:p>88</text:p>
          </table:table-cell>
          <table:table-cell table:style-name="ce5" table:formula="of:= SUM([.I2:.I25])" office:value-type="float" office:value="659" calcext:value-type="float">
            <text:p>659</text:p>
          </table:table-cell>
          <table:table-cell table:style-name="ce5" table:formula="of:= SUM([.J2:.J25])" office:value-type="float" office:value="649.988636363636" calcext:value-type="float">
            <text:p>649,988636363636</text:p>
          </table:table-cell>
          <table:table-cell table:style-name="ce5" table:formula="of:= SUM([.K2:.K25])" office:value-type="float" office:value="0.995504237708607" calcext:value-type="float">
            <text:p>0,995504237708607</text:p>
          </table:table-cell>
          <table:table-cell table:style-name="ce5" table:formula="of:= SUM([.L2:.L25])" office:value-type="float" office:value="87.6043729183574" calcext:value-type="float">
            <text:p>87,6043729183574</text:p>
          </table:table-cell>
          <table:table-cell table:style-name="ce5" table:formula="of:= SUM([.M2:.M25])" office:value-type="float" office:value="87.6043729183574" calcext:value-type="float">
            <text:p>87,6043729183574</text:p>
          </table:table-cell>
          <table:table-cell table:style-name="ce5" table:formula="of:= SUM([.N2:.N25])" office:value-type="float" office:value="88" calcext:value-type="float">
            <text:p>88</text:p>
          </table:table-cell>
          <table:table-cell table:style-name="ce5" table:formula="of:= SUM([.O2:.O25])" office:value-type="float" office:value="10.7904632073478" calcext:value-type="float">
            <text:p>10,7904632073478</text:p>
          </table:table-cell>
          <table:table-cell table:style-name="ce10" office:value-type="string" calcext:value-type="string">
            <text:p>Compreso tra P10 e P90</text:p>
          </table:table-cell>
          <table:table-cell table:style-name="ce10"/>
          <table:table-cell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5"/>
          <table:table-cell table:style-name="ce5" table:formula="of:=SUM([.C2:.C25])" office:value-type="float" office:value="88" calcext:value-type="float">
            <text:p>88</text:p>
          </table:table-cell>
          <table:table-cell/>
          <table:table-cell table:style-name="ce7"/>
          <table:table-cell table:number-columns-repeated="8"/>
          <table:table-cell table:style-name="ce9" office:value-type="string" calcext:value-type="string">
            <text:p>Df </text:p>
          </table:table-cell>
          <table:table-cell table:style-name="ce9" table:formula="of:=10-1-1" office:value-type="float" office:value="8" calcext:value-type="float">
            <text:p>8</text:p>
          </table:table-cell>
          <table:table-cell table:style-name="ce10" office:value-type="string" calcext:value-type="string">
            <text:p>Quindi la distribuzione è poissoniana</text:p>
          </table:table-cell>
          <table:table-cell table:style-name="ce10" table:number-columns-repeated="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media</text:p>
          </table:table-cell>
          <table:table-cell table:style-name="ce5" table:formula="of:=[.I26]/[.H26]" office:value-type="float" office:value="7.48863636363636" calcext:value-type="float">
            <text:p>7,48863636363636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5" office:value-type="string" calcext:value-type="string">
            <text:p>Varianza</text:p>
          </table:table-cell>
          <table:table-cell table:style-name="ce5" table:formula="of:= [.J26]/([.H26]-1)" office:value-type="float" office:value="7.47113375130617" calcext:value-type="float">
            <text:p>7,47113375130617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5" office:value-type="string" calcext:value-type="string">
            <text:p>Dev Standard</text:p>
          </table:table-cell>
          <table:table-cell table:style-name="ce5" table:formula="of:=SQRT([.F30])" office:value-type="float" office:value="2.73333747482929" calcext:value-type="float">
            <text:p>2,73333747482929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5" office:value-type="string" calcext:value-type="string">
            <text:p>v</text:p>
          </table:table-cell>
          <table:table-cell table:style-name="ce5" table:formula="of:=[.F31]/[.F29]" office:value-type="float" office:value="0.364998023952925" calcext:value-type="float">
            <text:p>0,364998023952925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5" office:value-type="string" calcext:value-type="string">
            <text:p>lambda</text:p>
          </table:table-cell>
          <table:table-cell table:style-name="ce5" table:formula="of:=([.F29]+[.F30])/2" office:value-type="float" office:value="7.47988505747126" calcext:value-type="float">
            <text:p>7,47988505747126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Supponiamo che sia poissoniana dato che la media e la varianza sono uguali</text:p>
          </table:table-cell>
          <table:table-cell table:style-name="ce6" table:number-columns-repeated="5"/>
          <table:table-cell table:number-columns-repeated="8"/>
        </table:table-row>
        <table:table-row table:style-name="ro1" table:number-rows-repeated="14"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3">00/00/0000</text:date>, <text:time style:data-style-name="N2" text:time-value="11:36:46.700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6T15:54:14.602000000</meta:creation-date>
    <dc:date>2023-09-13T11:39:58.213000000</dc:date>
    <meta:editing-duration>PT2H46M48S</meta:editing-duration>
    <meta:editing-cycles>7</meta:editing-cycles>
    <meta:generator>LibreOffice/7.6.0.3$Windows_X86_64 LibreOffice_project/69edd8b8ebc41d00b4de3915dc82f8f0fc3b6265</meta:generator>
    <meta:document-statistic meta:table-count="1" meta:cell-count="217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655cm" svg:y="4.204cm" style:legend-expansion="high" chart:style-name="ch2"/>
        <chart:plot-area chart:style-name="ch3" table:cell-range-address="Foglio1.C2:Foglio1.C25" svg:x="0.319cm" svg:y="0.18cm" svg:width="13.017cm" svg:height="8.646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:coordinate-region svg:x="0.94cm" svg:y="0.362cm" svg:width="12.396cm" svg:height="7.77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Foglio1.C2:Foglio1.C25" chart:class="chart:ba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oglio1.C2:Foglio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583cm" svg:height="7.647cm" xlink:href=".." xlink:type="simple" chart:class="chart:bar" chart:style-name="ch1">
        <chart:legend chart:legend-position="end" svg:x="11.24cm" svg:y="3.524cm" style:legend-expansion="high" chart:style-name="ch2"/>
        <chart:plot-area chart:style-name="ch3" table:cell-range-address="Foglio1.H2:Foglio1.H17" svg:x="0.271cm" svg:y="0.152cm" svg:width="10.698cm" svg:height="7.34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0.963cm" svg:y="0.233cm" svg:width="9.935cm" svg:height="6.61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Foglio1.H2:Foglio1.H17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oglio1.H2:Foglio1.H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